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true" fo:min-height="2.165cm"/>
    </style:style>
    <style:style style:name="gr2" style:family="graphic" style:parent-style-name="standard">
      <style:graphic-properties draw:fill="solid" draw:fill-color="#23ff23" draw:textarea-horizontal-align="justify" draw:textarea-vertical-align="middle" draw:auto-grow-height="true" fo:min-height="2.164cm"/>
    </style:style>
    <style:style style:name="gr3" style:family="graphic" style:parent-style-name="standard">
      <style:graphic-properties draw:textarea-horizontal-align="justify" draw:textarea-vertical-align="middle" draw:auto-grow-height="true" fo:min-height="2.643cm"/>
    </style:style>
    <style:style style:name="gr4" style:family="graphic" style:parent-style-name="standard">
      <style:graphic-properties draw:fill="solid" draw:fill-color="#23ff23" draw:textarea-horizontal-align="justify" draw:textarea-vertical-align="middle" draw:auto-grow-height="true" fo:min-height="2.165cm"/>
    </style:style>
    <style:style style:name="gr5" style:family="graphic" style:parent-style-name="standard">
      <style:graphic-properties draw:fill="solid" draw:fill-color="#ff3366" draw:textarea-horizontal-align="justify" draw:textarea-vertical-align="middle" draw:auto-grow-height="true" fo:min-height="2.112cm" fo:min-width="2.936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cm" svg:height="3.413cm" svg:x="7.308cm" svg:y="1.645cm">
          <text:p text:style-name="P1"><text:span text:style-name="T1">Get number of </text:span></text:p>
          <text:p text:style-name="P1"><text:span text:style-name="T1">palindromes from 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305cm" svg:height="3.412cm" svg:x="1.611cm" svg:y="5.922cm">
          <text:p text:style-name="P1"><text:span text:style-name="T1">while counter1 is less </text:span></text:p>
          <text:p text:style-name="P1"><text:span text:style-name="T1">than the number ente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0.983cm" svg:height="4.089cm" svg:x="9.067cm" svg:y="14.39cm">
          <text:p text:style-name="P2"><text:span text:style-name="T1">Otherwise, print </text:span></text:p>
          <text:p text:style-name="P2"><text:span text:style-name="T1">counter1 – (counter2 – (counter1 - 2))</text:span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57cm" svg:height="3.413cm" svg:x="2.59cm" svg:y="14.097cm">
          <text:p text:style-name="P1"><text:span text:style-name="T1">If counter2 is less </text:span></text:p>
          <text:p text:style-name="P1"><text:span text:style-name="T1">than counter1, print count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577cm" svg:height="3.413cm" svg:x="8.189cm" svg:y="9.661cm">
          <text:p text:style-name="P1"><text:span text:style-name="T1">While counter2 is less</text:span></text:p>
          <text:p text:style-name="P1"><text:span text:style-name="T1">than (2*counter1)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481cm" svg:height="3.413cm" svg:x="7.35cm" svg:y="18.406cm">
          <text:p text:style-name="P1"><text:span text:style-name="T1">Increase </text:span></text:p>
          <text:p text:style-name="P1"><text:span text:style-name="T1">Counter2 by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481cm" svg:height="3.413cm" svg:x="12.742cm" svg:y="5.018cm">
          <text:p text:style-name="P1"><text:span text:style-name="T1">Increase </text:span></text:p>
          <text:p text:style-name="P1"><text:span text:style-name="T1">Counter1 by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858cm" svg:height="3.34cm" svg:x="1.222cm" svg:y="10.325cm">
          <text:p text:style-name="P2"><text:span text:style-name="T1">End of prog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7.985cm" svg:y1="8.716cm" svg:x2="9.89cm" svg:y2="10.525cm">
          <text:p/>
        </draw:line>
        <draw:line draw:style-name="gr6" draw:text-style-name="P2" draw:layer="layout" svg:x1="13.7cm" svg:y1="12.274cm" svg:x2="14.97cm" svg:y2="15.607cm">
          <text:p/>
        </draw:line>
        <draw:line draw:style-name="gr6" draw:text-style-name="P2" draw:layer="layout" svg:x1="9.255cm" svg:y1="12.274cm" svg:x2="8.82cm" svg:y2="14.845cm">
          <text:p/>
        </draw:line>
        <draw:line draw:style-name="gr6" draw:text-style-name="P2" draw:layer="layout" svg:x1="8.62cm" svg:y1="4.175cm" svg:x2="6.08cm" svg:y2="6.846cm">
          <text:p/>
        </draw:line>
        <draw:line draw:style-name="gr7" draw:text-style-name="P2" draw:layer="layout" svg:x1="20.05cm" svg:y1="19.415cm" svg:x2="11.795cm" svg:y2="20.415cm">
          <text:p/>
        </draw:line>
        <draw:line draw:style-name="gr7" draw:text-style-name="P2" draw:layer="layout" svg:x1="20.59cm" svg:y1="9.89cm" svg:x2="20.05cm" svg:y2="19.415cm">
          <text:p/>
        </draw:line>
        <draw:line draw:style-name="gr6" draw:text-style-name="P2" draw:layer="layout" svg:x1="20.59cm" svg:y1="9.89cm" svg:x2="14.335cm" svg:y2="11.16cm">
          <text:p/>
        </draw:line>
        <draw:line draw:style-name="gr6" draw:text-style-name="P2" draw:layer="layout" svg:x1="8.62cm" svg:y1="16.797cm" svg:x2="9.255cm" svg:y2="19.511cm">
          <text:p/>
        </draw:line>
        <draw:line draw:style-name="gr6" draw:text-style-name="P2" draw:layer="layout" svg:x1="11.795cm" svg:y1="17.702cm" svg:x2="10.525cm" svg:y2="19.511cm">
          <text:p/>
        </draw:line>
        <draw:line draw:style-name="gr6" draw:text-style-name="P2" draw:layer="layout" svg:x1="4.175cm" svg:y1="8.656cm" svg:x2="4.175cm" svg:y2="11.37cm">
          <text:p/>
        </draw:line>
        <draw:line draw:style-name="gr6" draw:text-style-name="P2" draw:layer="layout" svg:x1="13.065cm" svg:y1="6.08cm" svg:x2="7.35cm" svg:y2="5.445cm">
          <text:p/>
        </draw:line>
        <draw:line draw:style-name="gr6" draw:text-style-name="P2" draw:layer="layout" svg:x1="13.065cm" svg:y1="9.89cm" svg:x2="14.335cm" svg:y2="7.9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2-14T21:46:20.01</meta:creation-date>
    <dc:date>2012-02-14T22:30:16.11</dc:date>
    <meta:editing-duration>PT13M34S</meta:editing-duration>
    <meta:editing-cycles>2</meta:editing-cycles>
    <meta:generator>OpenOffice.org/3.3$Win32 OpenOffice.org_project/330m20$Build-9567</meta:generator>
    <meta:document-statistic meta:object-count="20"/>
  </office:meta>
</office:document-meta>
</file>